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fo:break-before="auto" fo:break-after="auto" table:align="left"/>
    </style:style>
    <style:style style:name="Table1.A" style:family="table-column">
      <style:table-column-properties style:column-width="3.771cm"/>
    </style:style>
    <style:style style:name="Table1.B" style:family="table-column">
      <style:table-column-properties style:column-width="3.773cm"/>
    </style:style>
    <style:style style:name="Table1.D" style:family="table-column">
      <style:table-column-properties style:column-width="4.609cm"/>
    </style:style>
    <style:style style:name="Table1.1" style:family="table-row">
      <style:table-row-properties style:min-row-height="0.741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fo:keep-together="auto"/>
    </style:style>
    <style:style style:name="Table1.C2" style:family="table-cell">
      <style:table-cell-properties style:vertical-align="" fo:padding="0.176cm" fo:border-left="1pt solid #000000" fo:border-right="none" fo:border-top="1pt solid #000000" fo:border-bottom="1pt solid #000000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2" style:family="table">
      <style:table-properties style:width="15.926cm" fo:margin-left="0cm" fo:margin-top="0cm" fo:margin-bottom="0cm" fo:break-before="auto" fo:break-after="auto" table:align="left"/>
    </style:style>
    <style:style style:name="Table2.A" style:family="table-column">
      <style:table-column-properties style:column-width="7.962cm"/>
    </style:style>
    <style:style style:name="Table2.B" style:family="table-column">
      <style:table-column-properties style:column-width="7.964cm"/>
    </style:style>
    <style:style style:name="Table2.1" style:family="table-row">
      <style:table-row-properties style:min-row-height="0.741cm" fo:keep-together="auto"/>
    </style:style>
    <style:style style:name="Table2.A1" style:family="table-cell">
      <style:table-cell-properties style:vertical-align="" fo:padding="0.176cm" fo:border="1pt solid #000000"/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A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4" style:family="table">
      <style:table-properties style:width="15.926cm" fo:margin-left="0cm" fo:margin-top="0cm" fo:margin-bottom="0cm" fo:break-before="auto" fo:break-after="auto" table:align="left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10.61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4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" style:family="table">
      <style:table-properties style:width="15.926cm" fo:margin-left="0cm" fo:margin-top="0cm" fo:margin-bottom="0cm" fo:break-before="auto" fo:break-after="auto" table:align="left"/>
    </style:style>
    <style:style style:name="Tabela1.A" style:family="table-column">
      <style:table-column-properties style:column-width="3.674cm"/>
    </style:style>
    <style:style style:name="Tabela1.B" style:family="table-column">
      <style:table-column-properties style:column-width="3.676cm"/>
    </style:style>
    <style:style style:name="Tabela1.C" style:family="table-column">
      <style:table-column-properties style:column-width="8.57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="0.176cm" fo:border="1pt solid #000000"/>
    </style:style>
    <style:style style:name="Tabela1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2" style:family="table">
      <style:table-properties style:width="15.926cm" fo:margin-left="0cm" fo:margin-top="0cm" fo:margin-bottom="0cm" fo:break-before="auto" fo:break-after="auto" table:align="left"/>
    </style:style>
    <style:style style:name="Tabela2.A" style:family="table-column">
      <style:table-column-properties style:column-width="3.082cm"/>
    </style:style>
    <style:style style:name="Tabela2.B" style:family="table-column">
      <style:table-column-properties style:column-width="6.167cm"/>
    </style:style>
    <style:style style:name="Tabela2.C" style:family="table-column">
      <style:table-column-properties style:column-width="6.678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padding="0.176cm" fo:border="1pt solid #000000"/>
    </style:style>
    <style:style style:name="Tabela2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2.B2" style:family="table-cell">
      <style:table-cell-properties style:vertical-align="" fo:padding="0.176cm" fo:border-left="1pt solid #000000" fo:border-right="none" fo:border-top="none" fo:border-bottom="1pt solid #000000"/>
    </style:style>
    <style:style style:name="Tabela2.B3" style:family="table-cell">
      <style:table-cell-properties style:vertical-align="" fo:padding="0.176cm" fo:border-left="1pt solid #000000" fo:border-right="none" fo:border-top="1pt solid #000000" fo:border-bottom="1pt solid #000000"/>
    </style:style>
    <style:style style:name="Tabela3" style:family="table">
      <style:table-properties style:width="16.113cm" fo:margin-left="0cm" fo:margin-top="0cm" fo:margin-bottom="0cm" fo:break-before="auto" fo:break-after="auto" table:align="left"/>
    </style:style>
    <style:style style:name="Tabela3.A" style:family="table-column">
      <style:table-column-properties style:column-width="2.99cm"/>
    </style:style>
    <style:style style:name="Tabela3.B" style:family="table-column">
      <style:table-column-properties style:column-width="3.016cm"/>
    </style:style>
    <style:style style:name="Tabela3.C" style:family="table-column">
      <style:table-column-properties style:column-width="2.699cm"/>
    </style:style>
    <style:style style:name="Tabela3.D" style:family="table-column">
      <style:table-column-properties style:column-width="1.905cm"/>
    </style:style>
    <style:style style:name="Tabela3.E" style:family="table-column">
      <style:table-column-properties style:column-width="2.381cm"/>
    </style:style>
    <style:style style:name="Tabela3.F" style:family="table-column">
      <style:table-column-properties style:column-width="3.122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" fo:padding="0.176cm" fo:border="1pt solid #000000"/>
    </style:style>
    <style:style style:name="Tabela3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3.B2" style:family="table-cell">
      <style:table-cell-properties style:vertical-align="" fo:padding="0.176cm" fo:border-left="1pt solid #000000" fo:border-right="none" fo:border-top="none" fo:border-bottom="1pt solid #000000"/>
    </style:style>
    <style:style style:name="Tabela3.B3" style:family="table-cell">
      <style:table-cell-properties style:vertical-align="" fo:padding="0.176cm" fo:border-left="1pt solid #000000" fo:border-right="none" fo:border-top="1pt solid #000000" fo:border-bottom="1pt solid #000000"/>
    </style:style>
    <style:style style:name="P1" style:family="paragraph" style:parent-style-name="Title" style:master-page-name="Standard">
      <style:paragraph-properties style:page-number="1"/>
      <style:text-properties officeooo:rsid="0017b181" officeooo:paragraph-rsid="0017b181"/>
    </style:style>
    <style:style style:name="P2" style:family="paragraph" style:parent-style-name="Heading_20_2">
      <style:text-properties style:font-name="Consolas" fo:font-size="16pt" fo:font-style="italic" fo:font-weight="normal" officeooo:rsid="0017b181" officeooo:paragraph-rsid="0017b181" style:font-name-asian="Consolas1" style:font-size-asian="16pt" style:font-style-asian="italic" style:font-weight-asian="normal" style:font-name-complex="Consolas1" style:font-size-complex="16pt"/>
    </style:style>
    <style:style style:name="P3" style:family="paragraph" style:parent-style-name="Standard">
      <style:text-properties style:font-name="Consolas" fo:font-size="12pt" fo:font-style="italic" style:font-name-asian="Consolas1" style:font-size-asian="12pt" style:font-style-asian="italic" style:font-name-complex="Consolas1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keep-together="auto" fo:orphans="0" fo:widows="0" fo:text-indent="0cm" style:auto-text-indent="false" fo:padding="0cm" fo:border="none" fo:keep-with-next="auto"/>
      <style:text-properties style:font-name="Consolas" fo:font-size="12pt" fo:font-style="italic" officeooo:paragraph-rsid="001c9e72" style:font-name-asian="Consolas1" style:font-size-asian="12pt" style:font-style-asian="italic" style:font-name-complex="Consolas1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keep-together="auto" fo:orphans="0" fo:widows="0" fo:text-indent="0cm" style:auto-text-indent="false" fo:padding="0cm" fo:border="none" fo:keep-with-next="auto"/>
      <style:text-properties style:font-name="Consolas" fo:font-size="12pt" fo:font-style="italic" officeooo:rsid="001c9e72" officeooo:paragraph-rsid="001c9e72" style:font-name-asian="Consolas1" style:font-size-asian="12pt" style:font-style-asian="italic" style:font-name-complex="Consolas1" style:font-size-complex="12pt"/>
    </style:style>
    <style:style style:name="P6" style:family="paragraph" style:parent-style-name="Standard">
      <style:text-properties style:font-name="Consolas" fo:font-size="12pt" fo:font-style="italic" fo:font-weight="normal" officeooo:rsid="0017b181" officeooo:paragraph-rsid="0017b181" style:font-name-asian="Consolas1" style:font-size-asian="12pt" style:font-style-asian="italic" style:font-weight-asian="normal" style:font-name-complex="Consolas1" style:font-size-complex="12pt"/>
    </style:style>
    <style:style style:name="P7" style:family="paragraph" style:parent-style-name="Standard">
      <style:text-properties style:font-name="Consolas" fo:font-size="12pt" fo:font-style="italic" fo:font-weight="normal" officeooo:rsid="0017b181" officeooo:paragraph-rsid="001a97a4" style:font-name-asian="Consolas1" style:font-size-asian="12pt" style:font-style-asian="italic" style:font-weight-asian="normal" style:font-name-complex="Consolas1" style:font-size-complex="12pt"/>
    </style:style>
    <style:style style:name="P8" style:family="paragraph" style:parent-style-name="Standard">
      <style:text-properties style:font-name="Consolas" fo:font-size="12pt" fo:font-style="italic" fo:font-weight="normal" officeooo:rsid="0017b181" officeooo:paragraph-rsid="001be588" style:font-name-asian="Consolas1" style:font-size-asian="12pt" style:font-style-asian="italic" style:font-weight-asian="normal" style:font-name-complex="Consolas1" style:font-size-complex="12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Consolas" fo:font-size="12pt" fo:font-style="italic" fo:font-weight="normal" officeooo:rsid="0017b181" officeooo:paragraph-rsid="001c9e72" style:font-name-asian="Consolas1" style:font-size-asian="12pt" style:font-style-asian="italic" style:font-weight-asian="normal" style:font-name-complex="Consolas1" style:font-size-complex="12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Consolas" fo:font-size="12pt" fo:font-style="italic" fo:font-weight="normal" officeooo:rsid="0017b181" officeooo:paragraph-rsid="00217a8c" style:font-name-asian="Consolas1" style:font-size-asian="12pt" style:font-style-asian="italic" style:font-weight-asian="normal" style:font-name-complex="Consolas1" style:font-size-complex="1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Consolas" fo:font-size="12pt" fo:font-style="italic" fo:font-weight="normal" officeooo:rsid="0017b181" officeooo:paragraph-rsid="00229edb" style:font-name-asian="Consolas1" style:font-size-asian="12pt" style:font-style-asian="italic" style:font-weight-asian="normal" style:font-name-complex="Consolas1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keep-together="auto" fo:orphans="0" fo:widows="0" fo:text-indent="0cm" style:auto-text-indent="false" fo:padding="0cm" fo:border="none" fo:keep-with-next="auto"/>
      <style:text-properties style:font-name="Consolas" fo:font-size="12pt" fo:font-style="italic" fo:font-weight="normal" officeooo:rsid="0017b181" officeooo:paragraph-rsid="001c9e72" style:font-name-asian="Consolas1" style:font-size-asian="12pt" style:font-style-asian="italic" style:font-weight-asian="normal" style:font-name-complex="Consolas1" style:font-size-complex="12pt"/>
    </style:style>
    <style:style style:name="P13" style:family="paragraph" style:parent-style-name="Standard">
      <style:text-properties style:font-name="Consolas" fo:font-size="12pt" fo:font-style="italic" fo:font-weight="normal" officeooo:rsid="0017b181" officeooo:paragraph-rsid="00229edb" style:font-name-asian="Consolas1" style:font-size-asian="12pt" style:font-style-asian="italic" style:font-weight-asian="normal" style:font-name-complex="Consolas1" style:font-size-complex="12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Consolas" fo:font-size="12pt" fo:font-style="italic" fo:font-weight="normal" officeooo:rsid="0017b181" officeooo:paragraph-rsid="00229edb" style:font-name-asian="Consolas1" style:font-size-asian="12pt" style:font-style-asian="italic" style:font-weight-asian="normal" style:font-name-complex="Consolas1" style:font-size-complex="12pt"/>
    </style:style>
    <style:style style:name="P15" style:family="paragraph" style:parent-style-name="Standard">
      <style:text-properties style:font-name="Consolas" fo:font-size="12pt" fo:font-style="italic" fo:font-weight="normal" officeooo:rsid="0018d231" officeooo:paragraph-rsid="0018d231" style:font-name-asian="Consolas1" style:font-size-asian="12pt" style:font-style-asian="italic" style:font-weight-asian="normal" style:font-name-complex="Consolas1" style:font-size-complex="12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Consolas" fo:font-size="12pt" fo:font-style="italic" fo:font-weight="normal" officeooo:rsid="0018d231" officeooo:paragraph-rsid="001c9e72" style:font-name-asian="Consolas1" style:font-size-asian="12pt" style:font-style-asian="italic" style:font-weight-asian="normal" style:font-name-complex="Consolas1" style:font-size-complex="12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Consolas" fo:font-size="12pt" fo:font-style="italic" fo:font-weight="normal" officeooo:rsid="0018d231" officeooo:paragraph-rsid="001cab67" style:font-name-asian="Consolas1" style:font-size-asian="12pt" style:font-style-asian="italic" style:font-weight-asian="normal" style:font-name-complex="Consolas1" style:font-size-complex="12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Consolas" fo:font-size="12pt" fo:font-style="italic" fo:font-weight="normal" officeooo:rsid="0018d231" officeooo:paragraph-rsid="001f7e77" style:font-name-asian="Consolas1" style:font-size-asian="12pt" style:font-style-asian="italic" style:font-weight-asian="normal" style:font-name-complex="Consolas1" style:font-size-complex="12pt"/>
    </style:style>
    <style:style style:name="P19" style:family="paragraph" style:parent-style-name="Standard">
      <style:text-properties style:font-name="Consolas" fo:font-size="12pt" fo:font-style="italic" fo:font-weight="normal" officeooo:rsid="0018d231" officeooo:paragraph-rsid="001cab67" style:font-name-asian="Consolas1" style:font-size-asian="12pt" style:font-style-asian="italic" style:font-weight-asian="normal" style:font-name-complex="Consolas1" style:font-size-complex="12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Consolas" fo:font-size="12pt" fo:font-style="italic" fo:font-weight="normal" officeooo:rsid="0018d231" officeooo:paragraph-rsid="001cab67" style:font-name-asian="Consolas1" style:font-size-asian="12pt" style:font-style-asian="italic" style:font-weight-asian="normal" style:font-name-complex="Consolas1" style:font-size-complex="12pt"/>
    </style:style>
    <style:style style:name="P21" style:family="paragraph" style:parent-style-name="Standard">
      <style:text-properties style:font-name="Consolas" fo:font-size="12pt" fo:font-style="italic" fo:font-weight="normal" officeooo:rsid="001a97a4" officeooo:paragraph-rsid="001a97a4" style:font-name-asian="Consolas1" style:font-size-asian="12pt" style:font-style-asian="italic" style:font-weight-asian="normal" style:font-name-complex="Consolas1" style:font-size-complex="12pt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Consolas" fo:font-size="12pt" fo:font-style="italic" fo:font-weight="normal" officeooo:rsid="001a97a4" style:font-name-asian="Consolas1" style:font-size-asian="12pt" style:font-style-asian="italic" style:font-weight-asian="normal" style:font-name-complex="Consolas1" style:font-size-complex="12pt"/>
    </style:style>
    <style:style style:name="P23" style:family="paragraph" style:parent-style-name="Standard">
      <style:text-properties style:font-name="Consolas" fo:font-size="12pt" fo:font-style="italic" fo:font-weight="normal" officeooo:rsid="001a97a4" officeooo:paragraph-rsid="00229edb" style:font-name-asian="Consolas1" style:font-size-asian="12pt" style:font-style-asian="italic" style:font-weight-asian="normal" style:font-name-complex="Consolas1" style:font-size-complex="12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Consolas" fo:font-size="12pt" fo:font-style="italic" fo:font-weight="normal" officeooo:rsid="001a97a4" officeooo:paragraph-rsid="00229edb" style:font-name-asian="Consolas1" style:font-size-asian="12pt" style:font-style-asian="italic" style:font-weight-asian="normal" style:font-name-complex="Consolas1" style:font-size-complex="12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Consolas" fo:font-size="11pt" fo:font-style="italic" fo:font-weight="normal" officeooo:rsid="0017b181" officeooo:paragraph-rsid="00229edb" style:font-name-asian="Consolas1" style:font-size-asian="11pt" style:font-style-asian="italic" style:font-weight-asian="normal" style:font-name-complex="Consolas1" style:font-size-complex="11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27" style:family="paragraph" style:parent-style-name="Standard">
      <style:paragraph-properties fo:line-height="100%" fo:orphans="0" fo:widows="0"/>
      <style:text-properties officeooo:rsid="001c9e72" officeooo:paragraph-rsid="001c9e72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keep-together="auto" fo:orphans="0" fo:widows="0" fo:text-indent="0cm" style:auto-text-indent="false" fo:padding="0cm" fo:border="none" fo:keep-with-next="auto"/>
      <style:text-properties officeooo:rsid="001c9e72" officeooo:paragraph-rsid="001c9e72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1c9e72" officeooo:paragraph-rsid="001c9e72"/>
    </style:style>
    <style:style style:name="P30" style:family="paragraph" style:parent-style-name="Standard">
      <style:paragraph-properties fo:margin-left="0cm" fo:margin-right="0cm" fo:text-indent="0cm" style:auto-text-indent="false"/>
    </style:style>
    <style:style style:name="P31" style:family="paragraph" style:parent-style-name="Standard">
      <style:text-properties officeooo:paragraph-rsid="001cab67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1cab67" officeooo:paragraph-rsid="001cab67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17a8c" officeooo:paragraph-rsid="00217a8c"/>
    </style:style>
    <style:style style:name="P34" style:family="paragraph" style:parent-style-name="Standard">
      <style:text-properties officeooo:paragraph-rsid="00229edb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29edb" officeooo:paragraph-rsid="00229edb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4235c" officeooo:paragraph-rsid="0024235c"/>
    </style:style>
    <style:style style:name="P37" style:family="paragraph" style:parent-style-name="Standard">
      <style:paragraph-properties fo:margin-left="0cm" fo:margin-right="0cm" fo:text-indent="0cm" style:auto-text-indent="false"/>
      <style:text-properties officeooo:paragraph-rsid="00217a8c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6d2a0" officeooo:paragraph-rsid="0026d2a0"/>
    </style:style>
    <style:style style:name="T1" style:family="text">
      <style:text-properties style:font-name="Consolas" fo:font-size="12pt" fo:font-style="italic" fo:font-weight="normal" officeooo:rsid="0017b181" style:font-name-asian="Consolas1" style:font-size-asian="12pt" style:font-style-asian="italic" style:font-weight-asian="normal" style:font-name-complex="Consolas1" style:font-size-complex="12pt"/>
    </style:style>
    <style:style style:name="T2" style:family="text">
      <style:text-properties style:font-name="Consolas" fo:font-size="12pt" fo:font-style="italic" fo:font-weight="normal" officeooo:rsid="0018d231" style:font-name-asian="Consolas1" style:font-size-asian="12pt" style:font-style-asian="italic" style:font-weight-asian="normal" style:font-name-complex="Consolas1" style:font-size-complex="12pt"/>
    </style:style>
    <style:style style:name="T3" style:family="text">
      <style:text-properties officeooo:rsid="0017b181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6pt" fo:font-weight="normal" officeooo:rsid="0017b181" style:font-size-asian="16pt" style:font-weight-asian="normal" style:font-size-complex="16pt"/>
    </style:style>
    <style:style style:name="T6" style:family="text">
      <style:text-properties officeooo:rsid="0018d231"/>
    </style:style>
    <style:style style:name="T7" style:family="text">
      <style:text-properties officeooo:rsid="001a97a4"/>
    </style:style>
    <style:style style:name="T8" style:family="text">
      <style:text-properties officeooo:rsid="001cab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afio Normalizaç<text:span text:style-name="T4">ão Pacientes</text:span></text:p>
      <text:p text:style-name="Heading_20_2"><text:bookmark text:name="_ft8mkk7f3pc7"/>Especificação textual do esquema<text:span text:style-name="T3">(n</text:span><text:span text:style-name="T5">ão normalizado</text:span><text:span text:style-name="T3">)</text:span></text:p>
      <text:p text:style-name="P3">Consulta-Paciente (codPaciente, nomePac, dtNasc, sexo, fone, endereco,</text:p>
      <text:p text:style-name="P3">codConsulta, data, codMedico, nomeMed, codEsp, nomeEsp, diagnostico)</text:p>
      <text:p text:style-name="P3"/>
      <text:p text:style-name="P2"><text:bookmark text:name="_ft8mkk7f3pc71"/>Especificação textual do esquema (normalizado)</text:p>
      <text:p text:style-name="P6"><text:span text:style-name="T6">tb_p</text:span>aciente (codPaciente, nomePac, dtNasc, sexo)</text:p>
      <text:p text:style-name="P6"/>
      <text:p text:style-name="P15">tb_telefone (<text:span text:style-name="T3">codPaciente, </text:span>fone)</text:p>
      <text:p text:style-name="P15"><text:tab/><text:span text:style-name="T3">codPaciente</text:span> referencia tb_paciente</text:p>
      <text:p text:style-name="P15"/>
      <text:p text:style-name="P15">tb_endereco (<text:span text:style-name="T3">codPaciente, </text:span>logradouro, numero)</text:p>
      <text:p text:style-name="P15"><text:tab/><text:span text:style-name="T3">codPaciente </text:span>referencia tb_paciente</text:p>
      <text:p text:style-name="P6"/>
      <text:p text:style-name="P6"><text:span text:style-name="T6">tb_m</text:span>edico (codMedico, nomeMed)</text:p>
      <text:p text:style-name="P6"/>
      <text:p text:style-name="P21">tb_especialidade(<text:span text:style-name="T3">codEsp, nomeEsp, codMedico</text:span>)</text:p>
      <text:p text:style-name="P21"><text:tab/><text:span text:style-name="T3">codMedico </text:span>referencia tb_medico</text:p>
      <text:p text:style-name="P21"/>
      <text:p text:style-name="P8"><text:span text:style-name="T6">tb_c</text:span>onsulta (codConsulta, codPaciente, codMedico, codEsp, data, diagnostico)</text:p>
      <text:p text:style-name="P7"><text:tab/>codPaciente <text:span text:style-name="T7">referencia tb_paciente</text:span></text:p>
      <text:p text:style-name="P7"><text:tab/>codMedico <text:span text:style-name="T7">referencia tb_medico</text:span></text:p>
      <text:p text:style-name="P7"><text:tab/>codEsp <text:span text:style-name="T7">referencia tb_especialidade</text:span></text:p>
      <text:p text:style-name="Heading_20_2"><text:bookmark text:name="_fqglneykvd7j"/>Instância do modelo</text:p>
      <text:p text:style-name="P31"><text:span text:style-name="T1"/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table:number-columns-spanned="4" office:value-type="string">
            <text:p text:style-name="P9"><text:span text:style-name="T6">tb_p</text:span>aciente 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2">codPaciente </text:p>
          </table:table-cell>
          <table:table-cell table:style-name="Table1.A1" office:value-type="string">
            <text:p text:style-name="P4">nomePac</text:p>
          </table:table-cell>
          <table:table-cell table:style-name="Table1.C2" office:value-type="string">
            <text:p text:style-name="P4">dtNasc</text:p>
          </table:table-cell>
          <table:table-cell table:style-name="Table1.A1" office:value-type="string">
            <text:p text:style-name="P5">sexo</text:p>
          </table:table-cell>
        </table:table-row>
        <table:table-row table:style-name="Table1.3">
          <table:table-cell table:style-name="Table1.A1" office:value-type="string">
            <text:p text:style-name="P27">111</text:p>
          </table:table-cell>
          <table:table-cell table:style-name="Table1.A1" office:value-type="string">
            <text:p text:style-name="P28">Maria Silva</text:p>
          </table:table-cell>
          <table:table-cell table:style-name="Table1.C2" office:value-type="string">
            <text:p text:style-name="P28">20/05/1950</text:p>
          </table:table-cell>
          <table:table-cell table:style-name="Table1.A1" office:value-type="string">
            <text:p text:style-name="P28">F</text:p>
          </table:table-cell>
        </table:table-row>
        <table:table-row table:style-name="Table1.4">
          <table:table-cell table:style-name="Table1.A1" office:value-type="string">
            <text:p text:style-name="P27">222</text:p>
          </table:table-cell>
          <table:table-cell table:style-name="Table1.A1" office:value-type="string">
            <text:p text:style-name="P28">Pedro Oliveira</text:p>
          </table:table-cell>
          <table:table-cell table:style-name="Table1.C2" office:value-type="string">
            <text:p text:style-name="P28">29/08/1980</text:p>
          </table:table-cell>
          <table:table-cell table:style-name="Table1.A1" office:value-type="string">
            <text:p text:style-name="P28">M</text:p>
          </table:table-cell>
        </table:table-row>
        <table:table-row table:style-name="Table1.5">
          <table:table-cell table:style-name="Table1.A1" office:value-type="string">
            <text:p text:style-name="P27">333</text:p>
          </table:table-cell>
          <table:table-cell table:style-name="Table1.A1" office:value-type="string">
            <text:p text:style-name="P28">Ana Cardoso</text:p>
          </table:table-cell>
          <table:table-cell table:style-name="Table1.C2" office:value-type="string">
            <text:p text:style-name="P28">25/02/1992</text:p>
          </table:table-cell>
          <table:table-cell table:style-name="Table1.A1" office:value-type="string">
            <text:p text:style-name="P28">F</text:p>
          </table:table-cell>
        </table:table-row>
        <table:table-row table:style-name="Table1.6">
          <table:table-cell table:style-name="Table1.A1" office:value-type="string">
            <text:p text:style-name="P27">444</text:p>
          </table:table-cell>
          <table:table-cell table:style-name="Table1.A1" office:value-type="string">
            <text:p text:style-name="P28">Ricardo Oliveira</text:p>
          </table:table-cell>
          <table:table-cell table:style-name="Table1.C2" office:value-type="string">
            <text:p text:style-name="P28">12/09/1940</text:p>
          </table:table-cell>
          <table:table-cell table:style-name="Table1.A1" office:value-type="string">
            <text:p text:style-name="P28">M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table:number-columns-spanned="2" office:value-type="string">
            <text:p text:style-name="P16">tb_telefone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9">codPaciente</text:p>
          </table:table-cell>
          <table:table-cell table:style-name="Table2.A1" office:value-type="string">
            <text:p text:style-name="P16">fone</text:p>
          </table:table-cell>
        </table:table-row>
        <table:table-row table:style-name="Table2.3">
          <table:table-cell table:style-name="Table2.A1" office:value-type="string">
            <text:p text:style-name="P29">111</text:p>
          </table:table-cell>
          <table:table-cell table:style-name="Table2.A1" office:value-type="string">
            <text:p text:style-name="P29">3211-4141</text:p>
          </table:table-cell>
        </table:table-row>
        <table:table-row table:style-name="Table2.4">
          <table:table-cell table:style-name="Table2.A1" office:value-type="string">
            <text:p text:style-name="P29">111</text:p>
          </table:table-cell>
          <table:table-cell table:style-name="Table2.A1" office:value-type="string">
            <text:p text:style-name="P29">9919-1900</text:p>
          </table:table-cell>
        </table:table-row>
        <table:table-row table:style-name="Table2.5">
          <table:table-cell table:style-name="Table2.A1" office:value-type="string">
            <text:p text:style-name="P29">222</text:p>
          </table:table-cell>
          <table:table-cell table:style-name="Table2.A1" office:value-type="string">
            <text:p text:style-name="P29">9191-9191</text:p>
          </table:table-cell>
        </table:table-row>
        <table:table-row table:style-name="Table2.6">
          <table:table-cell table:style-name="Table2.A1" office:value-type="string">
            <text:p text:style-name="P29">333</text:p>
          </table:table-cell>
          <table:table-cell table:style-name="Table2.A1" office:value-type="string">
            <text:p text:style-name="P29">9116-1616</text:p>
          </table:table-cell>
        </table:table-row>
        <table:table-row table:style-name="Table2.6">
          <table:table-cell table:style-name="Table2.A7" office:value-type="string">
            <text:p text:style-name="P29">444</text:p>
          </table:table-cell>
          <table:table-cell table:style-name="Table2.A7" office:value-type="string">
            <text:p text:style-name="P29">9191-0000</text:p>
          </table:table-cell>
        </table:table-row>
      </table:table>
      <text:p text:style-name="P30"/>
      <text:p text:style-name="P19"><text:span text:style-name="T2"/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18">tb_endereco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17"><text:span text:style-name="T3">codPaciente</text:span></text:p>
          </table:table-cell>
          <table:table-cell table:style-name="Tabela1.A2" office:value-type="string">
            <text:p text:style-name="P17">logradouro</text:p>
          </table:table-cell>
          <table:table-cell table:style-name="Tabela1.A2" office:value-type="string">
            <text:p text:style-name="P17">numero</text:p>
          </table:table-cell>
        </table:table-row>
        <table:table-row table:style-name="Tabela1.1">
          <table:table-cell table:style-name="Tabela1.A1" office:value-type="string">
            <text:p text:style-name="P32">111</text:p>
          </table:table-cell>
          <table:table-cell table:style-name="Tabela1.A1" office:value-type="string">
            <text:p text:style-name="P32">Rua A</text:p>
          </table:table-cell>
          <table:table-cell table:style-name="Tabela1.A1" office:value-type="string">
            <text:p text:style-name="P32">25</text:p>
          </table:table-cell>
        </table:table-row>
        <table:table-row table:style-name="Tabela1.1">
          <table:table-cell table:style-name="Tabela1.A1" office:value-type="string">
            <text:p text:style-name="P32">222</text:p>
          </table:table-cell>
          <table:table-cell table:style-name="Tabela1.A1" office:value-type="string">
            <text:p text:style-name="P32">Rua AB</text:p>
          </table:table-cell>
          <table:table-cell table:style-name="Tabela1.A1" office:value-type="string">
            <text:p text:style-name="P32">322</text:p>
          </table:table-cell>
        </table:table-row>
        <table:table-row table:style-name="Tabela1.1">
          <table:table-cell table:style-name="Tabela1.A1" office:value-type="string">
            <text:p text:style-name="P32">333</text:p>
          </table:table-cell>
          <table:table-cell table:style-name="Tabela1.A1" office:value-type="string">
            <text:p text:style-name="P26"><text:span text:style-name="T8">Rua AC</text:span></text:p>
          </table:table-cell>
          <table:table-cell table:style-name="Tabela1.A1" office:value-type="string">
            <text:p text:style-name="P32">444</text:p>
          </table:table-cell>
        </table:table-row>
        <table:table-row table:style-name="Tabela1.1">
          <table:table-cell table:style-name="Tabela1.A1" office:value-type="string">
            <text:p text:style-name="P26">7<text:span text:style-name="T8">444</text:span></text:p>
          </table:table-cell>
          <table:table-cell table:style-name="Tabela1.A1" office:value-type="string">
            <text:p text:style-name="P32">Rua AI</text:p>
          </table:table-cell>
          <table:table-cell table:style-name="Tabela1.A1" office:value-type="string">
            <text:p text:style-name="P32">29</text:p>
          </table:table-cell>
        </table:table-row>
      </table:table>
      <text:p text:style-name="P30"/>
      <text:p text:style-name="P37"><text:span text:style-name="T1"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10"><text:span text:style-name="T6">tb_m</text:span>edico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10">codMedico</text:p>
          </table:table-cell>
          <table:table-cell table:style-name="Table4.A2" office:value-type="string">
            <text:p text:style-name="P10">nomeMed</text:p>
          </table:table-cell>
        </table:table-row>
        <table:table-row table:style-name="Table4.1">
          <table:table-cell table:style-name="Table4.A1" office:value-type="string">
            <text:p text:style-name="P33">012</text:p>
          </table:table-cell>
          <table:table-cell table:style-name="Table4.A1" office:value-type="string">
            <text:p text:style-name="P33">José Garcia</text:p>
          </table:table-cell>
        </table:table-row>
        <table:table-row table:style-name="Table4.1">
          <table:table-cell table:style-name="Table4.A1" office:value-type="string">
            <text:p text:style-name="P33">013</text:p>
          </table:table-cell>
          <table:table-cell table:style-name="Table4.A1" office:value-type="string">
            <text:p text:style-name="P33">Carla Monteiro</text:p>
          </table:table-cell>
        </table:table-row>
        <table:table-row table:style-name="Table4.1">
          <table:table-cell table:style-name="Table4.A1" office:value-type="string">
            <text:p text:style-name="P33">014</text:p>
          </table:table-cell>
          <table:table-cell table:style-name="Table4.A1" office:value-type="string">
            <text:p text:style-name="P33">Clarice Pedrosa</text:p>
          </table:table-cell>
        </table:table-row>
        <table:table-row table:style-name="Table4.1">
          <table:table-cell table:style-name="Table4.A1" office:value-type="string">
            <text:p text:style-name="P33">019</text:p>
          </table:table-cell>
          <table:table-cell table:style-name="Table4.A1" office:value-type="string">
            <text:p text:style-name="P33">Neusa Santos</text:p>
          </table:table-cell>
        </table:table-row>
      </table:table>
      <text:p text:style-name="P30"/>
      <text:p text:style-name="P22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24">tb_especialidade</text:p>
          </table:table-cell>
          <table:covered-table-cell/>
          <table:covered-table-cell/>
        </table:table-row>
        <table:table-row table:style-name="Tabela2.1">
          <table:table-cell table:style-name="Tabela2.A2" office:value-type="string">
            <text:p text:style-name="P24"><text:span text:style-name="T3">codEsp</text:span></text:p>
          </table:table-cell>
          <table:table-cell table:style-name="Tabela2.B2" office:value-type="string">
            <text:p text:style-name="P24"><text:span text:style-name="T3">nomeEsp</text:span></text:p>
          </table:table-cell>
          <table:table-cell table:style-name="Tabela2.A2" office:value-type="string">
            <text:p text:style-name="P24"><text:span text:style-name="T3">codMedico</text:span></text:p>
          </table:table-cell>
        </table:table-row>
        <table:table-row table:style-name="Tabela2.1">
          <table:table-cell table:style-name="Tabela2.A1" office:value-type="string">
            <text:p text:style-name="P35">1</text:p>
          </table:table-cell>
          <table:table-cell table:style-name="Tabela2.B3" office:value-type="string">
            <text:p text:style-name="P35">Clinico Geral</text:p>
          </table:table-cell>
          <table:table-cell table:style-name="Tabela2.A1" office:value-type="string">
            <text:p text:style-name="P35">013</text:p>
          </table:table-cell>
        </table:table-row>
        <table:table-row table:style-name="Tabela2.1">
          <table:table-cell table:style-name="Tabela2.A2" office:value-type="string">
            <text:p text:style-name="P35">3</text:p>
          </table:table-cell>
          <table:table-cell table:style-name="Tabela2.B2" office:value-type="string">
            <text:p text:style-name="P35">Ortopedista</text:p>
          </table:table-cell>
          <table:table-cell table:style-name="Tabela2.A2" office:value-type="string">
            <text:p text:style-name="P35">012</text:p>
          </table:table-cell>
        </table:table-row>
        <table:table-row table:style-name="Tabela2.1">
          <table:table-cell table:style-name="Tabela2.A1" office:value-type="string">
            <text:p text:style-name="P35">5</text:p>
          </table:table-cell>
          <table:table-cell table:style-name="Tabela2.B3" office:value-type="string">
            <text:p text:style-name="P35">Neurologista</text:p>
          </table:table-cell>
          <table:table-cell table:style-name="Tabela2.A1" office:value-type="string">
            <text:p text:style-name="P35">014</text:p>
          </table:table-cell>
        </table:table-row>
        <table:table-row table:style-name="Tabela2.1">
          <table:table-cell table:style-name="Tabela2.A1" office:value-type="string">
            <text:p text:style-name="P35">10</text:p>
          </table:table-cell>
          <table:table-cell table:style-name="Tabela2.B3" office:value-type="string">
            <text:p text:style-name="P35">Otorrino</text:p>
          </table:table-cell>
          <table:table-cell table:style-name="Tabela2.A1" office:value-type="string">
            <text:p text:style-name="P35">019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ext:soft-page-break/>
        <table:table-row table:style-name="Tabela3.1">
          <table:table-cell table:style-name="Tabela3.A1" table:number-columns-spanned="6" office:value-type="string">
            <text:p text:style-name="P11"><text:span text:style-name="T6">tb_c</text:span>onsul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2" office:value-type="string">
            <text:p text:style-name="P25">codConsulta</text:p>
          </table:table-cell>
          <table:table-cell table:style-name="Tabela3.B2" office:value-type="string">
            <text:p text:style-name="P25">codPaciente</text:p>
          </table:table-cell>
          <table:table-cell table:style-name="Tabela3.B2" office:value-type="string">
            <text:p text:style-name="P25">codMedico</text:p>
          </table:table-cell>
          <table:table-cell table:style-name="Tabela3.B2" office:value-type="string">
            <text:p text:style-name="P25">codEsp</text:p>
          </table:table-cell>
          <table:table-cell table:style-name="Tabela3.B2" office:value-type="string">
            <text:p text:style-name="P25">data</text:p>
          </table:table-cell>
          <table:table-cell table:style-name="Tabela3.A2" office:value-type="string">
            <text:p text:style-name="P25">diagnostico</text:p>
          </table:table-cell>
        </table:table-row>
        <table:table-row table:style-name="Tabela3.1">
          <table:table-cell table:style-name="Tabela3.A1" office:value-type="string">
            <text:p text:style-name="P36">0053</text:p>
          </table:table-cell>
          <table:table-cell table:style-name="Tabela3.B3" office:value-type="string">
            <text:p text:style-name="P36">111</text:p>
          </table:table-cell>
          <table:table-cell table:style-name="Tabela3.B3" office:value-type="string">
            <text:p text:style-name="P36">012</text:p>
          </table:table-cell>
          <table:table-cell table:style-name="Tabela3.B3" office:value-type="string">
            <text:p text:style-name="P36">3</text:p>
          </table:table-cell>
          <table:table-cell table:style-name="Tabela3.B3" office:value-type="string">
            <text:p text:style-name="P36">20/03/2022</text:p>
          </table:table-cell>
          <table:table-cell table:style-name="Tabela3.A1" office:value-type="string">
            <text:p text:style-name="P38">Dores na região lombar</text:p>
          </table:table-cell>
        </table:table-row>
        <table:table-row table:style-name="Tabela3.1">
          <table:table-cell table:style-name="Tabela3.A2" office:value-type="string">
            <text:p text:style-name="P36">0076</text:p>
          </table:table-cell>
          <table:table-cell table:style-name="Tabela3.B2" office:value-type="string">
            <text:p text:style-name="P36">111</text:p>
          </table:table-cell>
          <table:table-cell table:style-name="Tabela3.B2" office:value-type="string">
            <text:p text:style-name="P36">012</text:p>
          </table:table-cell>
          <table:table-cell table:style-name="Tabela3.B2" office:value-type="string">
            <text:p text:style-name="P36">3</text:p>
          </table:table-cell>
          <table:table-cell table:style-name="Tabela3.B2" office:value-type="string">
            <text:p text:style-name="P38">25/03/2022</text:p>
          </table:table-cell>
          <table:table-cell table:style-name="Tabela3.A2" office:value-type="string">
            <text:p text:style-name="P38">Avaliação medicamentos</text:p>
          </table:table-cell>
        </table:table-row>
        <table:table-row table:style-name="Tabela3.1">
          <table:table-cell table:style-name="Tabela3.A1" office:value-type="string">
            <text:p text:style-name="P36">0085</text:p>
          </table:table-cell>
          <table:table-cell table:style-name="Tabela3.B3" office:value-type="string">
            <text:p text:style-name="P36">222</text:p>
          </table:table-cell>
          <table:table-cell table:style-name="Tabela3.B3" office:value-type="string">
            <text:p text:style-name="P36">013</text:p>
          </table:table-cell>
          <table:table-cell table:style-name="Tabela3.B3" office:value-type="string">
            <text:p text:style-name="P36">1</text:p>
          </table:table-cell>
          <table:table-cell table:style-name="Tabela3.B3" office:value-type="string">
            <text:p text:style-name="P38">25/03/2022</text:p>
          </table:table-cell>
          <table:table-cell table:style-name="Tabela3.A1" office:value-type="string">
            <text:p text:style-name="P38">Exames Rotinas</text:p>
          </table:table-cell>
        </table:table-row>
        <table:table-row table:style-name="Tabela3.1">
          <table:table-cell table:style-name="Tabela3.A1" office:value-type="string">
            <text:p text:style-name="P36">091</text:p>
          </table:table-cell>
          <table:table-cell table:style-name="Tabela3.B3" office:value-type="string">
            <text:p text:style-name="P36">333</text:p>
          </table:table-cell>
          <table:table-cell table:style-name="Tabela3.B3" office:value-type="string">
            <text:p text:style-name="P36">014</text:p>
          </table:table-cell>
          <table:table-cell table:style-name="Tabela3.B3" office:value-type="string">
            <text:p text:style-name="P36">5</text:p>
          </table:table-cell>
          <table:table-cell table:style-name="Tabela3.B3" office:value-type="string">
            <text:p text:style-name="P38">25/03/2022</text:p>
          </table:table-cell>
          <table:table-cell table:style-name="Tabela3.A1" office:value-type="string">
            <text:p text:style-name="P38">Enxaqueca</text:p>
          </table:table-cell>
        </table:table-row>
        <table:table-row table:style-name="Tabela3.1">
          <table:table-cell table:style-name="Tabela3.A2" office:value-type="string">
            <text:p text:style-name="P36">099</text:p>
          </table:table-cell>
          <table:table-cell table:style-name="Tabela3.B2" office:value-type="string">
            <text:p text:style-name="P36">444</text:p>
          </table:table-cell>
          <table:table-cell table:style-name="Tabela3.B2" office:value-type="string">
            <text:p text:style-name="P36">019</text:p>
          </table:table-cell>
          <table:table-cell table:style-name="Tabela3.B2" office:value-type="string">
            <text:p text:style-name="P36">10</text:p>
          </table:table-cell>
          <table:table-cell table:style-name="Tabela3.B2" office:value-type="string">
            <text:p text:style-name="P38">25/03/2022</text:p>
          </table:table-cell>
          <table:table-cell table:style-name="Tabela3.A2" office:value-type="string">
            <text:p text:style-name="P38">Sinusite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26T14:25:39.709689408</dc:date>
    <meta:editing-duration>PT57M29S</meta:editing-duration>
    <meta:editing-cycles>18</meta:editing-cycles>
    <meta:document-statistic meta:table-count="6" meta:image-count="0" meta:object-count="0" meta:page-count="3" meta:paragraph-count="132" meta:word-count="205" meta:character-count="1507" meta:non-whitespace-character-count="1426"/>
  </office:meta>
</office:document-meta>
</file>